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84.67mm"/>
        </style:tab-stops>
      </style:paragraph-properties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84.67mm"/>
        </style:tab-stops>
      </style:paragraph-properties>
      <style:text-properties style:font-name="Times New Roman"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57.41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57.41mm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ông ty: <text:s text:c="6"/>Tập đoàn Mai Linh</text:p>
      <text:p text:style-name="P4">Mã công ty: 111</text:p>
      <text:p text:style-name="P1"/>
      <text:p text:style-name="P2">PHIẾU ĐỀ XUẤT CHI NỢ DOANH THU</text:p>
      <text:p text:style-name="P3"/>
      <text:p text:style-name="P6">Mã chi nhánh:<text:tab/><text:placeholder text:placeholder-type="text">&lt;o.chinhanh_id and o.chinhanh_id.code or ''&gt;</text:placeholder></text:p>
      <text:p text:style-name="P7">Tên<text:span text:style-name="T1"> chi nhánh:<text:tab/></text:span><text:span text:style-name="T1"><text:placeholder text:placeholder-type="text">&lt;o.chinhanh_id and o.chinhanh_id.name or ''&gt;</text:placeholder></text:span></text:p>
      <text:p text:style-name="P6">Mã phiếu đề xuất:<text:tab/><text:placeholder text:placeholder-type="text">&lt;o.name&gt;</text:placeholder></text:p>
      <text:p text:style-name="P6">Ngày giao dịch:<text:tab/><text:placeholder text:placeholder-type="text">&lt;convert_date(o.date_invoice)&gt;</text:placeholder></text:p>
      <text:p text:style-name="P6">Loại đối tượng:<text:tab/>Nhà đầu tư</text:p>
      <text:p text:style-name="P6">Mã đối tượng:<text:tab/><text:placeholder text:placeholder-type="text">&lt;o.partner_id and o.partner_id.ma_doi_tuong or ''&gt;</text:placeholder></text:p>
      <text:p text:style-name="P6">Tên đối tượng: <text:tab/><text:placeholder text:placeholder-type="text">&lt;o.partner_id and o.partner_id.name or ''&gt;</text:placeholder></text:p>
      <text:p text:style-name="P6">Số CMND:<text:tab/><text:placeholder text:placeholder-type="text">&lt;o.cmnd&gt;</text:placeholder></text:p>
      <text:p text:style-name="P6">Giấy phép kinh doanh:<text:tab/><text:placeholder text:placeholder-type="text">&lt;o.giayphep_kinhdoanh&gt;</text:placeholder></text:p>
      <text:p text:style-name="P6">Phương thức thanh toán: <text:tab/><text:placeholder text:placeholder-type="text">&lt;o.journal_id and o.journal_id.name or ''&gt;</text:placeholder></text:p>
      <text:p text:style-name="P6">Diễn giải<text:tab/><text:placeholder text:placeholder-type="text">&lt;o.dien_giai&gt;</text:placeholder></text:p>
      <text:p text:style-name="P6">Số tiền: <text:tab/><text:placeholder text:placeholder-type="text">&lt;convert_amount(o.amount_total)&gt;</text:placeholder></text:p>
      <text:p text:style-name="P7">Số tiền <text:span text:style-name="T1">bằng</text:span> chữ: <text:tab/><text:span text:style-name="T1"><text:placeholder text:placeholder-type="text">&lt;convert(o.amount_total)&gt;</text:placeholder></text:span><text:span text:style-name="T1">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0-13T20:08:33</dc:date>
    <meta:editing-duration>PT5H16M18S</meta:editing-duration>
    <meta:editing-cycles>54</meta:editing-cycles>
    <meta:generator>LibreOffice/3.5$Linux_X86_64 LibreOffice_project/350m1$Build-2</meta:generator>
    <dc:creator>phung11764 </dc:creator>
    <meta:document-statistic meta:table-count="0" meta:image-count="0" meta:object-count="0" meta:page-count="1" meta:paragraph-count="16" meta:word-count="92" meta:character-count="652" meta:non-whitespace-character-count="566"/>
  </office:meta>
</office:document-meta>
</file>